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21_14-26-38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9121 E-139-34-49.270019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21_16-59-36_000.jpg</text:p>
          </table:table-cell>
          <table:table-cell table:style-name="ce22" office:value-type="string">
            <text:p>:m RES 1-2*2 / free# JVEMV6 37#21.7_1 / 37. miscs of miscs / 21. math&amp;physics / 7. fractal;フラクタル / w:ハウスドルフ次元；フラクタル次元；位相次元；ルイス・リチャードソン；フラクタル幾何；ハウスドルフ測度；外測度outer-measure；幾何測度geometric-measure；可算加法性countably-additive；加法性additivity；素集合disjoint-sets / N~</text:p>
          </table:table-cell>
          <table:table-cell table:style-name="ce4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3]=&quot;&quot;;[.C3];CONCATENATE([.C3];&quot; / &quot;;[.E3]))" office:value-type="string" office:string-value=":m RES 1-2*2 / free# JVEMV6 37#21.7_1 / 37. miscs of miscs / 21. math&amp;physics / 7. fractal;フラクタル / w:ハウスドルフ次元；フラクタル次元；位相次元；ルイス・リチャードソン；フラクタル幾何；ハウスドルフ測度；外測度outer-measure；幾何測度geometric-measure；可算加法性countably-additive；加法性additivity；素集合disjoint-sets / N~">
            <text:p>:m RES 1-2*2 / free# JVEMV6 37#21.7_1 / 37. miscs of miscs / 21. math&amp;physics / 7. fractal;フラクタル / w:ハウスドルフ次元；フラクタル次元；位相次元；ルイス・リチャードソン；フラクタル幾何；ハウスドルフ測度；外測度outer-measure；幾何測度geometric-measure；可算加法性countably-additive；加法性additivity；素集合disjoint-sets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21_18-20-03_000.jpg</text:p>
          </table:table-cell>
          <table:table-cell table:style-name="ce22" office:value-type="string">
            <text:p>:m RES 1*1 / free# JVEMV6 44#13.51.1_4 / 44. currency / 13. TASKS / 51. observe / 1. specific-selections:prev 4 bars ==&gt; all up-down / pair=A*J,period=M5,time=2020.09.17-10:30,trade=BUY,pattern=prev-4-up / new-pattern+:C1-F-C2</text:p>
          </table:table-cell>
          <table:table-cell table:style-name="ce34"/>
          <table:table-cell table:style-name="ce4"/>
          <table:table-cell table:style-name="ce4" office:value-type="string">
            <text:p>N-35-35-28.436279 E-139-34-49.434814</text:p>
          </table:table-cell>
          <table:table-cell table:style-name="ce35" table:formula="of:=IF([.E4]=&quot;&quot;;[.C4];CONCATENATE([.C4];&quot; / &quot;;[.E4]))" office:value-type="string" office:string-value=":m RES 1*1 / free# JVEMV6 44#13.51.1_4 / 44. currency / 13. TASKS / 51. observe / 1. specific-selections:prev 4 bars ==&gt; all up-down / pair=A*J,period=M5,time=2020.09.17-10:30,trade=BUY,pattern=prev-4-up / new-pattern+:C1-F-C2">
            <text:p>:m RES 1*1 / free# JVEMV6 44#13.51.1_4 / 44. currency / 13. TASKS / 51. observe / 1. specific-selections:prev 4 bars ==&gt; all up-down / pair=A*J,period=M5,time=2020.09.17-10:30,trade=BUY,pattern=prev-4-up / new-pattern+:C1-F-C2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21_20-48-19_000.jpg</text:p>
          </table:table-cell>
          <table:table-cell table:style-name="ce22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59875 E-139-34-48.940429</text:p>
          </table:table-cell>
          <table:table-cell table:style-name="ce35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21_23-12-10_000.jpg</text:p>
          </table:table-cell>
          <table:table-cell table:style-name="ce22" office:value-type="string">
            <text:p>:m RES 1-2*2 / free# JVEMV6 37#21.7_2 / 37. miscs of miscs / 21. math&amp;physics / 7. fractal;フラクタル / w:ジョルダン測度；ｎ次元矩形；基本集合simple-set；矩形塊polyrectangle；距離空間metric-space；extended-real-numbers拡大実数 / N~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6]=&quot;&quot;;[.C6];CONCATENATE([.C6];&quot; / &quot;;[.E6]))" office:value-type="string" office:string-value=":m RES 1-2*2 / free# JVEMV6 37#21.7_2 / 37. miscs of miscs / 21. math&amp;physics / 7. fractal;フラクタル / w:ジョルダン測度；ｎ次元矩形；基本集合simple-set；矩形塊polyrectangle；距離空間metric-space；extended-real-numbers拡大実数 / N~">
            <text:p>:m RES 1-2*2 / free# JVEMV6 37#21.7_2 / 37. miscs of miscs / 21. math&amp;physics / 7. fractal;フラクタル / w:ジョルダン測度；ｎ次元矩形；基本集合simple-set；矩形塊polyrectangle；距離空間metric-space；extended-real-numbers拡大実数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22_01-29-55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/>
          <table:table-cell table:style-name="ce35" table:formula="of:=IF([.E7]=&quot;&quot;;[.C7];CONCATENATE([.C7];&quot; / &quot;;[.E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22_01-30-01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/>
          <table:table-cell table:style-name="ce35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22_08-46-02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01074 E-139-34-49.105224</text:p>
          </table:table-cell>
          <table:table-cell table:style-name="ce35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22_10-09-54_000.jpg</text:p>
          </table:table-cell>
          <table:table-cell table:style-name="ce22" office:value-type="string">
            <text:p>:m :lets / action activity / やること / なろう：トラウマの治療者；「人間の専門家」ではなく</text:p>
          </table:table-cell>
          <table:table-cell table:style-name="ce18"/>
          <table:table-cell table:style-name="ce4"/>
          <table:table-cell table:style-name="ce4" office:value-type="string">
            <text:p>N-35-35-28.62854 E-139-34-49.489746</text:p>
          </table:table-cell>
          <table:table-cell table:style-name="ce35" table:formula="of:=IF([.E10]=&quot;&quot;;[.C10];CONCATENATE([.C10];&quot; / &quot;;[.E10]))" office:value-type="string" office:string-value=":m :lets / action activity / やること / なろう：トラウマの治療者；「人間の専門家」ではなく">
            <text:p>:m :lets / action activity / やること / なろう：トラウマの治療者；「人間の専門家」ではなく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21_21-55-55_000.mid</text:p>
          </table:table-cell>
          <table:table-cell table:style-name="ce8" office:value-type="string">
            <text:p>:in-mid / app=perfect-piano / 演奏、play / id-2020-1021-1 / category=melody,inst=piano,for=~,genre=~</text:p>
          </table:table-cell>
          <table:table-cell table:style-name="ce19"/>
          <table:table-cell table:style-name="ce4"/>
          <table:table-cell table:style-name="ce4"/>
          <table:table-cell table:style-name="ce35" table:formula="of:=IF([.E11]=&quot;&quot;;[.C11];CONCATENATE([.C11];&quot; / &quot;;[.E11]))" office:value-type="string" office:string-value=":in-mid / app=perfect-piano / 演奏、play / id-2020-1021-1 / category=melody,inst=piano,for=~,genre=~">
            <text:p>:in-mid / app=perfect-piano / 演奏、play / id-2020-1021-1 / category=melody,inst=piano,for=~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7"/>
          <table:table-cell table:style-name="ce4"/>
          <table:table-cell table:style-name="ce4"/>
          <table:table-cell table:style-name="ce35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7"/>
          <table:table-cell table:style-name="ce4"/>
          <table:table-cell table:style-name="ce4"/>
          <table:table-cell table:style-name="ce35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5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8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2X-X / category=melody,inst=piano,for=XX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2020/10/22</text:date>, <text:time>10:47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22T10:47:05.88</dc:date>
    <dc:creator>iwabuchi ken</dc:creator>
    <meta:editing-duration>P27DT2H19M32S</meta:editing-duration>
    <meta:editing-cycles>10167</meta:editing-cycles>
    <meta:document-statistic meta:table-count="1" meta:cell-count="441" meta:object-count="0"/>
  </office:meta>
</office:document-meta>
</file>